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3bbc" officeooo:paragraph-rsid="001e3bbc"/>
    </style:style>
    <style:style style:name="P2" style:family="paragraph" style:parent-style-name="Text_20_body">
      <style:text-properties officeooo:paragraph-rsid="001e3bbc"/>
    </style:style>
    <style:style style:name="T1" style:family="text">
      <style:text-properties officeooo:rsid="001e3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infosmi.net/zdorovie/285214-mozg-cheloveka-aktivno-obrabatyvaet-informatsiyu-do-60-let/" text:style-name="Internet_20_link" text:visited-style-name="Visited_20_Internet_20_Link">https://infosmi.net/zdorovie/285214-mozg-cheloveka-aktivno-obrabatyvaet-informatsiyu-do-60-let/</text:a> </text:p>
      <text:p text:style-name="P1"><text:a xlink:type="simple" xlink:href="https://nashzelenyimir.ru/дельфин/" text:style-name="Internet_20_link" text:visited-style-name="Visited_20_Internet_20_Link">https://nashzelenyimir.ru/%D0%B4%D0%B5%D0%BB%D1%8C%D1%84%D0%B8%D0%BD/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0:15:50.655000000</meta:creation-date>
    <dc:date>2022-06-28T12:26:41.610000000</dc:date>
    <meta:editing-duration>PT10M20S</meta:editing-duration>
    <meta:editing-cycles>1</meta:editing-cycles>
    <meta:document-statistic meta:table-count="0" meta:image-count="0" meta:object-count="0" meta:page-count="1" meta:paragraph-count="2" meta:word-count="2" meta:character-count="166" meta:non-whitespace-character-count="164"/>
    <meta:generator>LibreOffice/7.1.2.2$Windows_X86_64 LibreOffice_project/8a45595d069ef5570103caea1b71cc9d82b2aae4</meta:generator>
  </office:meta>
</office:document-meta>
</file>